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1.35cm" fo:min-width="12cm"/>
    </style:style>
    <style:style style:name="gr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svg:stroke-width="0.035cm" svg:stroke-color="#ff66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1.741cm"/>
    </style:style>
    <style:style style:name="gr5" style:family="graphic" style:parent-style-name="standard">
      <style:graphic-properties draw:stroke="none" svg:stroke-color="#000000" draw:fill="none" draw:fill-color="#ffffff" fo:min-height="1.305cm"/>
    </style:style>
    <style:style style:name="gr6" style:family="graphic" style:parent-style-name="standard">
      <style:graphic-properties draw:stroke="none" svg:stroke-color="#000000" draw:fill="none" draw:fill-color="#ffffff" fo:min-height="2.321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ff3300" draw:fill-color="#ff33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33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stroke="dash" draw:stroke-dash="Ultrafine_20_Dotted_20__28_var_29_" svg:stroke-width="0.159cm" draw:marker-start-width="0.439cm" draw:marker-end-width="0.439cm" draw:fill="none" draw:textarea-vertical-align="middle" fo:padding-top="0.205cm" fo:padding-bottom="0.205cm" fo:padding-left="0.33cm" fo:padding-right="0.33cm"/>
    </style:style>
    <style:style style:name="gr11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.15cm" fo:min-width="0cm"/>
    </style:style>
    <style:style style:name="gr12" style:family="graphic" style:parent-style-name="standard">
      <style:graphic-properties svg:stroke-width="0.035cm" svg:stroke-color="#ff6600" draw:marker-start-width="0.252cm" draw:marker-end-width="0.252cm" draw:fill="none" draw:textarea-horizontal-align="justify" draw:textarea-vertical-align="middle" draw:auto-grow-height="false" fo:min-height="0.99cm" fo:min-width="0.74cm" fo:padding-top="0.142cm" fo:padding-bottom="0.142cm" fo:padding-left="0.267cm" fo:padding-right="0.267cm"/>
    </style:style>
    <style:style style:name="gr13" style:family="graphic" style:parent-style-name="standard">
      <style:graphic-properties svg:stroke-color="#3465a4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ff3300" draw:fill-color="#ff3300" draw:textarea-horizontal-align="justify" draw:textarea-vertical-align="middle" draw:auto-grow-height="false" fo:min-height="0.127cm" fo:min-width="0cm"/>
    </style:style>
    <style:style style:name="gr15" style:family="graphic" style:parent-style-name="standard">
      <style:graphic-properties svg:stroke-color="#ff3300" draw:fill-color="#ff66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-color="#ff33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6600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cm" svg:height="11.6cm" svg:x="1.61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14.7cm" svg:y="5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2cm" svg:x="14.4cm" svg:y="8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8cm" svg:height="1.991cm" svg:x="15.5cm" svg:y="5.449cm">
          <draw:text-box>
            <text:p><text:span text:style-name="T1">Bathymetry points (test)</text:span></text:p>
          </draw:text-box>
        </draw:frame>
        <draw:frame draw:style-name="gr5" draw:text-style-name="P3" draw:layer="layout" svg:width="4.1cm" svg:height="1.555cm" svg:x="15.5cm" svg:y="6.745cm">
          <draw:text-box>
            <text:p><text:span text:style-name="T1">Images (AUV path)</text:span></text:p>
          </draw:text-box>
        </draw:frame>
        <draw:frame draw:style-name="gr6" draw:text-style-name="P3" draw:layer="layout" svg:width="4.49cm" svg:height="2.571cm" svg:x="15.5cm" svg:y="8.094cm">
          <draw:text-box>
            <text:p><text:span text:style-name="T1">Images corresponding to bathymetry point</text:span></text:p>
          </draw:text-box>
        </draw:frame>
        <draw:custom-shape draw:style-name="gr7" draw:text-style-name="P2" draw:layer="layout" svg:width="0.21cm" svg:height="0.231cm" svg:x="2.8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6.4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2.8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4.59cm" svg:y="4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6.4cm" svg:y="4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09cm" svg:height="0.23cm" svg:x="6.40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2.8cm" svg:y="6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4.59cm" svg:y="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6.4cm" svg:y="6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1cm" svg:height="0.23cm" svg:x="2.8cm" svg:y="6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09cm" svg:height="0.23cm" svg:x="4.591cm" svg:y="6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8.2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9.99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8.2cm" svg:y="4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9.99cm" svg:y="4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11.8cm" svg:y="4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cm" svg:x="8.2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09cm" svg:height="0.23cm" svg:x="9.99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09cm" svg:height="0.23cm" svg:x="11.80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8.2cm" svg:y="6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9.99cm" svg:y="6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11.8cm" svg:y="6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1cm" svg:height="0.23cm" svg:x="8.2cm" svg:y="6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09cm" svg:height="0.23cm" svg:x="9.991cm" svg:y="6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09cm" svg:height="0.23cm" svg:x="11.801cm" svg:y="6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2.8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2.8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2.8cm" svg:y="9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1cm" svg:height="0.231cm" svg:x="4.59cm" svg:y="9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1cm" svg:height="0.231cm" svg:x="6.4cm" svg:y="9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cm" svg:x="2.8cm" svg:y="9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09cm" svg:height="0.23cm" svg:x="4.591cm" svg:y="9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1cm" svg:height="0.231cm" svg:x="2.8cm" svg:y="11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1cm" svg:height="0.231cm" svg:x="4.59cm" svg:y="11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09cm" svg:height="0.23cm" svg:x="4.591cm" svg:y="11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1cm" svg:height="0.231cm" svg:x="9.99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11.8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09cm" svg:height="0.231cm" svg:x="9.99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09cm" svg:height="0.231cm" svg:x="11.80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1cm" svg:height="0.231cm" svg:x="8.2cm" svg:y="9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1cm" svg:height="0.231cm" svg:x="9.99cm" svg:y="9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11.8cm" svg:y="9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1cm" svg:height="0.23cm" svg:x="8.2cm" svg:y="9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09cm" svg:height="0.23cm" svg:x="11.801cm" svg:y="9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9.99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11.8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09cm" svg:height="0.23cm" svg:x="11.801cm" svg:y="1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7.806cm" svg:height="13.582cm" draw:transform="skewX (0.101927228316469) rotate (-0.805294916870184) translate (10.2167178054358cm 0.116798323667567cm)" svg:viewBox="0 0 7807 13583" svg:d="M3810 13583c2044 1 2376-1496 1354-2528-1023-1033 253-1566 1587-2325 1333-759 1857-2638-1199-3525-3056-885-3610 555-2925 1979 685 1425-2677 3434-2454 1429 222-2006-473-3577-11-4273 462-697 3999-4340 3999-4340">
          <text:p/>
        </draw:path>
        <draw:custom-shape draw:style-name="gr11" draw:text-style-name="P5" draw:layer="layout" svg:width="0.4cm" svg:height="0.4cm" svg:x="14.8cm" svg:y="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8cm" svg:height="1.8cm" svg:x="3.8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3.8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2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5.6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7.4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3.8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3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2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5.6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7.4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9.2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9.2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9.2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5.6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7.4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7.401cm" svg:y="1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9.2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1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8cm" svg:x="3.801cm" svg:y="3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09cm" svg:height="0.231cm" svg:x="6.40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cm" svg:height="0.2cm" svg:x="6.391cm" svg:y="1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1cm" svg:height="0.231cm" svg:x="8.2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531cm" svg:height="0.531cm" svg:x="14.669cm" svg:y="4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8cm" svg:height="1.991cm" svg:x="15.5cm" svg:y="3.9cm">
          <draw:text-box>
            <text:p><text:span text:style-name="T1">Bathymetry points (training)</text:span></text:p>
          </draw:text-box>
        </draw:frame>
        <draw:custom-shape draw:style-name="gr7" draw:text-style-name="P2" draw:layer="layout" svg:width="0.21cm" svg:height="0.231cm" svg:x="4.6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09cm" svg:height="0.23cm" svg:x="4.601cm" svg:y="7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6.4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8.19cm" svg:y="7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cm" svg:x="6.4cm" svg:y="7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09cm" svg:height="0.23cm" svg:x="8.191cm" svg:y="7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1cm" svg:height="0.23cm" svg:x="2.8cm" svg:y="11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09cm" svg:height="0.231cm" svg:x="9.99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199cm" svg:height="0.231cm" svg:x="11.80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09cm" svg:height="0.23cm" svg:x="6.401cm" svg:y="9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cm" svg:height="0.2cm" svg:x="8.192cm" svg:y="11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09cm" svg:height="0.23cm" svg:x="6.401cm" svg:y="6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209cm" svg:height="0.23cm" svg:x="4.591cm" svg:y="4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2.80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1cm" svg:height="0.231cm" svg:x="4.60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09cm" svg:height="0.23cm" svg:x="9.991cm" svg:y="9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A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cm" fo:page-height="1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20:46:15.222935562</meta:creation-date>
    <dc:date>2016-11-01T05:15:45.133036529</dc:date>
    <meta:editing-duration>PT13H54M18S</meta:editing-duration>
    <meta:editing-cycles>23</meta:editing-cycles>
    <meta:generator>LibreOffice/5.2.2.2.0$Linux_X86_64 LibreOffice_project/20m0$Build-2</meta:generator>
    <meta:document-statistic meta:object-count="95"/>
  </office:meta>
</office:document-meta>
</file>